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SC" svg:font-family="'Noto Sans SC'" style:font-family-generic="system" style:font-pitch="variable"/>
    <style:font-face style:name="Noto Sans1" svg:font-family="'Noto Sans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Title">
      <style:text-properties officeooo:rsid="000d167d" officeooo:paragraph-rsid="000d167d"/>
    </style:style>
    <style:style style:name="P2" style:family="paragraph" style:parent-style-name="Text_20_body">
      <style:text-properties officeooo:rsid="000ba993" officeooo:paragraph-rsid="000ba993"/>
    </style:style>
    <style:style style:name="P3" style:family="paragraph" style:parent-style-name="Text_20_body">
      <style:text-properties officeooo:rsid="000ba993" officeooo:paragraph-rsid="000d167d"/>
    </style:style>
    <style:style style:name="T1" style:family="text">
      <style:text-properties officeooo:rsid="000d167d"/>
    </style:style>
    <style:style style:name="T2" style:family="text">
      <style:text-properties officeooo:rsid="000bf4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ispiel Dokument</text:p>
      <text:p text:style-name="P2"/>
      <text:p text:style-name="P2"/>
      <text:p text:style-name="P3"><text:span text:style-name="T1">Das ist ein Beispiel LibreOffice Dokument. Du kannst es lokal auf deinem Computer bearbeiten und mit einem </text:span><text:a xlink:type="simple" xlink:href="https://nextcloud.com/download." text:style-name="Internet_20_link" text:visited-style-name="Visited_20_Internet_20_Link"><text:span text:style-name="T2">N</text:span>extcloud client</text:a> <text:span text:style-name="T1">synchronisieren, oder es direkt im Browser via </text:span><text:a xlink:type="simple" xlink:href="https://cloud.pub.solar/" text:style-name="Internet_20_link" text:visited-style-name="Visited_20_Internet_20_Link"><text:span text:style-name="T2">https://</text:span>cloud.pub.solar</text:a> <text:span text:style-name="T1">bearbeite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SC" svg:font-family="'Noto Sans SC'" style:font-family-generic="system" style:font-pitch="variable"/>
    <style:font-face style:name="Noto Sans1" svg:font-family="'Noto Sans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9:11:25.088328196</meta:creation-date>
    <dc:date>2025-02-11T12:41:07.106515828</dc:date>
    <meta:editing-duration>PT6M7S</meta:editing-duration>
    <meta:editing-cycles>3</meta:editing-cycles>
    <meta:generator>LibreOffice/24.8.2.1$Linux_X86_64 LibreOffice_project/480$Build-1</meta:generator>
    <meta:document-statistic meta:table-count="0" meta:image-count="0" meta:object-count="0" meta:page-count="1" meta:paragraph-count="2" meta:word-count="30" meta:character-count="223" meta:non-whitespace-character-count="195"/>
  </office:meta>
</office:document-meta>
</file>